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808e" officeooo:paragraph-rsid="000b808e"/>
    </style:style>
    <style:style style:name="T1" style:family="text">
      <style:text-properties officeooo:rsid="000e55dc"/>
    </style:style>
    <style:style style:name="T2" style:family="text">
      <style:text-properties officeooo:rsid="000fee45"/>
    </style:style>
    <style:style style:name="T3" style:family="text">
      <style:text-properties officeooo:rsid="0011d9c9"/>
    </style:style>
    <style:style style:name="T4" style:family="text">
      <style:text-properties officeooo:rsid="0011e12a"/>
    </style:style>
    <style:style style:name="T5" style:family="text">
      <style:text-properties officeooo:rsid="00124887"/>
    </style:style>
    <style:style style:name="T6" style:family="text">
      <style:text-properties officeooo:rsid="00135e50"/>
    </style:style>
    <style:style style:name="T7" style:family="text">
      <style:text-properties officeooo:rsid="001514d9"/>
    </style:style>
    <style:style style:name="T8" style:family="text">
      <style:text-properties officeooo:rsid="0017b4a9"/>
    </style:style>
    <style:style style:name="T9" style:family="text">
      <style:text-properties officeooo:rsid="001a43ba"/>
    </style:style>
    <style:style style:name="T10" style:family="text">
      <style:text-properties officeooo:rsid="001c3a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i appris la programmation vers mes 10 ans. <text:span text:style-name="T1">Au fil du temps, j’ai acquéri des compétences dans plusieurs langages</text:span><text:span text:style-name="T2"> telle que le Python, le C++ et le Pascal. Ce sont les 3 langages avec lesquelles j’ai le plus programmé. </text:span><text:span text:style-name="T3">J’ai aussi très peu programmé en assembleur ARM sur RPI4. </text:span><text:span text:style-name="T4">On va dire que ce n’était pas hyper facile et que je n’avais pas le niveau pour programmer dans ce langage. </text:span><text:span text:style-name="T5">Depuis quelques mois, j’ai approfondi mes connaissances en électronique, </text:span><text:span text:style-name="T6">notamment avec la programmation embarqué sur ESP32. </text:span><text:span text:style-name="T7">Je reviens donc en force sur l’assembleur 6502 pour créer WilOS (voir section qui en parle). </text:span><text:span text:style-name="T8">Je reviens sur tout mes points faible en faisant un site en HTML alors que j’ai détesté mes premières expériences avec ce langage de balisage et pourtant je suis revenu fin mars 2024 pour coder ce site (qui est, on ne va pas se le cacher, immonde). </text:span><text:span text:style-name="T9">Je connais donc les bases de l’électronique ainsi que la programmation au niveau « software » (avec un OS dessous pour tout gérer à notre plac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1T19:27:00.311269255</meta:creation-date>
    <meta:generator>LibreOffice/7.6.4.1$Linux_AARCH64 LibreOffice_project/60$Build-1</meta:generator>
    <dc:date>2024-03-31T20:33:58.674671140</dc:date>
    <meta:editing-duration>PT1H6M52S</meta:editing-duration>
    <meta:editing-cycles>13</meta:editing-cycles>
    <meta:document-statistic meta:table-count="0" meta:image-count="0" meta:object-count="0" meta:page-count="1" meta:paragraph-count="1" meta:word-count="175" meta:character-count="999" meta:non-whitespace-character-count="825"/>
  </office:meta>
</office:document-meta>
</file>